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1c1c1c" draw:fill="solid" draw:fill-color="#99ffcc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1.292cm" svg:height="1.257cm" svg:x="4.3cm" svg:y="3.543cm">
          <text:p/>
        </draw:ellipse>
        <draw:ellipse draw:style-name="gr1" draw:text-style-name="P1" draw:layer="layout" svg:width="1.292cm" svg:height="1.257cm" svg:x="4.3cm" svg:y="5.344cm">
          <text:p/>
        </draw:ellipse>
        <draw:ellipse draw:style-name="gr1" draw:text-style-name="P1" draw:layer="layout" svg:width="1.292cm" svg:height="1.257cm" svg:x="4.3cm" svg:y="7.144cm">
          <text:p/>
        </draw:ellipse>
        <draw:ellipse draw:style-name="gr1" draw:text-style-name="P1" draw:layer="layout" svg:width="1.292cm" svg:height="1.257cm" svg:x="4.3cm" svg:y="8.944cm">
          <text:p/>
        </draw:ellipse>
        <draw:ellipse draw:style-name="gr1" draw:text-style-name="P1" draw:layer="layout" svg:width="1.292cm" svg:height="1.257cm" svg:x="4.3cm" svg:y="10.744cm">
          <text:p/>
        </draw:ellipse>
        <draw:ellipse draw:style-name="gr1" draw:text-style-name="P1" draw:layer="layout" svg:width="1.292cm" svg:height="1.257cm" svg:x="4.3cm" svg:y="12.544cm">
          <text:p/>
        </draw:ellipse>
        <draw:ellipse draw:style-name="gr1" draw:text-style-name="P1" draw:layer="layout" svg:width="1.292cm" svg:height="1.257cm" svg:x="4.3cm" svg:y="14.344cm">
          <text:p/>
        </draw:ellipse>
        <draw:frame draw:style-name="gr2" draw:layer="layout" svg:width="3.288cm" svg:height="0.963cm" svg:x="5.8cm" svg:y="3.7cm">
          <draw:text-box>
            <text:p>commit_Z</text:p>
          </draw:text-box>
        </draw:frame>
        <draw:frame draw:style-name="gr2" draw:layer="layout" svg:width="3.355cm" svg:height="0.963cm" svg:x="5.8cm" svg:y="5.401cm">
          <draw:text-box>
            <text:p>commit_U</text:p>
          </draw:text-box>
        </draw:frame>
        <draw:frame draw:style-name="gr2" draw:layer="layout" svg:width="3.393cm" svg:height="0.963cm" svg:x="5.8cm" svg:y="7.201cm">
          <draw:text-box>
            <text:p>commit_Q</text:p>
          </draw:text-box>
        </draw:frame>
        <draw:frame draw:style-name="gr2" draw:layer="layout" svg:width="3.427cm" svg:height="0.963cm" svg:x="5.8cm" svg:y="9.001cm">
          <draw:text-box>
            <text:p>commit_M</text:p>
          </draw:text-box>
        </draw:frame>
        <draw:frame draw:style-name="gr2" draw:layer="layout" svg:width="3.076cm" svg:height="0.963cm" svg:x="5.8cm" svg:y="10.801cm">
          <draw:text-box>
            <text:p>commit_I</text:p>
          </draw:text-box>
        </draw:frame>
        <draw:frame draw:style-name="gr2" draw:layer="layout" svg:width="3.321cm" svg:height="0.963cm" svg:x="5.8cm" svg:y="12.601cm">
          <draw:text-box>
            <text:p>commit_E</text:p>
          </draw:text-box>
        </draw:frame>
        <draw:frame draw:style-name="gr2" draw:layer="layout" svg:width="3.321cm" svg:height="0.963cm" svg:x="5.8cm" svg:y="14.401cm">
          <draw:text-box>
            <text:p>commit_A</text:p>
          </draw:text-box>
        </draw:frame>
        <draw:line draw:style-name="gr3" draw:text-style-name="P1" draw:layer="layout" svg:x1="4.908cm" svg:y1="14.284cm" svg:x2="4.908cm" svg:y2="13.784cm">
          <text:p/>
        </draw:line>
        <draw:line draw:style-name="gr3" draw:text-style-name="P1" draw:layer="layout" svg:x1="4.908cm" svg:y1="12.484cm" svg:x2="4.908cm" svg:y2="11.984cm">
          <text:p/>
        </draw:line>
        <draw:line draw:style-name="gr3" draw:text-style-name="P1" draw:layer="layout" svg:x1="4.908cm" svg:y1="10.684cm" svg:x2="4.908cm" svg:y2="10.184cm">
          <text:p/>
        </draw:line>
        <draw:line draw:style-name="gr3" draw:text-style-name="P1" draw:layer="layout" svg:x1="4.908cm" svg:y1="8.884cm" svg:x2="4.908cm" svg:y2="8.384cm">
          <text:p/>
        </draw:line>
        <draw:line draw:style-name="gr3" draw:text-style-name="P1" draw:layer="layout" svg:x1="4.908cm" svg:y1="7.084cm" svg:x2="4.908cm" svg:y2="6.584cm">
          <text:p/>
        </draw:line>
        <draw:line draw:style-name="gr3" draw:text-style-name="P1" draw:layer="layout" svg:x1="4.908cm" svg:y1="5.284cm" svg:x2="4.908cm" svg:y2="4.7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9-17T22:25:00.22</meta:creation-date>
    <dc:date>2018-09-17T22:35:15.74</dc:date>
    <meta:editing-duration>PT10M16S</meta:editing-duration>
    <meta:editing-cycles>1</meta:editing-cycles>
    <meta:document-statistic meta:object-count="20"/>
    <meta:generator>OpenOffice/4.1.2$Win32 OpenOffice.org_project/412m3$Build-9782</meta:generator>
  </office:meta>
</office:document-meta>
</file>